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01bf" officeooo:paragraph-rsid="001101bf"/>
    </style:style>
    <style:style style:name="P2" style:family="paragraph" style:parent-style-name="Standard">
      <style:text-properties officeooo:paragraph-rsid="001101bf"/>
    </style:style>
    <style:style style:name="P3" style:family="paragraph" style:parent-style-name="Standard">
      <style:text-properties officeooo:rsid="00116fb5" officeooo:paragraph-rsid="00116fb5"/>
    </style:style>
    <style:style style:name="P4" style:family="paragraph" style:parent-style-name="Standard">
      <style:paragraph-properties fo:break-before="page"/>
      <style:text-properties officeooo:rsid="001101bf" officeooo:paragraph-rsid="001101bf"/>
    </style:style>
    <style:style style:name="T1" style:family="text">
      <style:text-properties officeooo:rsid="001101bf"/>
    </style:style>
    <style:style style:name="T2" style:family="text">
      <style:text-properties officeooo:rsid="00116fb5"/>
    </style:style>
    <style:style style:name="T3" style:family="text">
      <style:text-properties officeooo:rsid="00134f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mprestar Livros</text:p>
      <text:p text:style-name="Standard">Usuário: Secretária do Escritório de Advocacia</text:p>
      <text:p text:style-name="Standard">Objetivo: Permitir o empréstimo de livros</text:p>
      <text:p text:style-name="Standard"/>
      <text:p text:style-name="Standard">Cenário Principal</text:p>
      <text:p text:style-name="Standard">1. O sistema exibe o formulário Emprestar Livros contendo os seguintes dados:</text:p>
      <text:p text:style-name="Standard">1.1.</text:p>
      <text:p text:style-name="Standard">Matrícula (campo de edição e obrigatório)</text:p>
      <text:p text:style-name="Standard">1.2.</text:p>
      <text:p text:style-name="Standard">Botão Pesquisar</text:p>
      <text:p text:style-name="Standard">1.3.</text:p>
      <text:p text:style-name="Standard">No OAB (campo de exibição e opcional)</text:p>
      <text:p text:style-name="Standard">1.4.</text:p>
      <text:p text:style-name="Standard">Nome (campo de exibição e obrigatório)</text:p>
      <text:p text:style-name="Standard">1.5.</text:p>
      <text:p text:style-name="Standard">Número do livro (campo de edição e obrigatório)</text:p>
      <text:p text:style-name="Standard">1.6.</text:p>
      <text:p text:style-name="Standard">Botão Pesquisar</text:p>
      <text:p text:style-name="Standard">1.7.</text:p>
      <text:p text:style-name="Standard">Nome (Campo de exibição)</text:p>
      <text:p text:style-name="Standard">1.8.</text:p>
      <text:p text:style-name="Standard">Autor (campo de exibição)</text:p>
      <text:p text:style-name="Standard">1.9.</text:p>
      <text:p text:style-name="Standard">Editora (campo de exibição)</text:p>
      <text:p text:style-name="Standard">1.10.</text:p>
      <text:p text:style-name="Standard">Botão Incluir</text:p>
      <text:p text:style-name="Standard">1.11.</text:p>
      <text:p text:style-name="Standard">Número (campo de exibição)</text:p>
      <text:p text:style-name="Standard">1.12.</text:p>
      <text:p text:style-name="Standard">Nome (campo de exibição)</text:p>
      <text:p text:style-name="Standard">1.13.</text:p>
      <text:p text:style-name="Standard">Autor (campo de exibição)</text:p>
      <text:p text:style-name="Standard">1.14.</text:p>
      <text:p text:style-name="Standard">Ação Excluir</text:p>
      <text:p text:style-name="Standard">1.15.</text:p>
      <text:p text:style-name="Standard">Botão Salvar</text:p>
      <text:p text:style-name="Standard">1.16.</text:p>
      <text:p text:style-name="Standard">Botão Cancelar</text:p>
      <text:p text:style-name="Standard">2. O usuário informa a Matrícula do funcionário</text:p>
      <text:p text:style-name="Standard">3. O sistema recupera e exibe o número OAB e o Nome do funcionário</text:p>
      <text:p text:style-name="Standard">4. O usuário informa o número do livro</text:p>
      <text:p text:style-name="Standard">5. O sistema recupera e exibe o nome do livro, nome do autor e nome da editora</text:p>
      <text:p text:style-name="Standard">6. O usuário pressiona o botão Incluir</text:p>
      <text:p text:style-name="Standard">7. O sistema exibe na tela os dados do livro (número, nome do livro, autor e editora)</text:p>
      <text:p text:style-name="Standard">8. O usuário seleciona o botão Salvar</text:p>
      <text:p text:style-name="Standard">9. O sistema efetiva o empréstimo do livro</text:p>
      <text:p text:style-name="Standard">Cenário Alternativo</text:p>
      <text:p text:style-name="Standard">1. O usuário informou um número de matrícula errado ou inexistente. Caso afirmativo, o</text:p>
      <text:p text:style-name="Standard">sistema não recupera os dados e exibe mensagem “Usuário não cadastrado ou</text:p>
      <text:p text:style-name="Standard">Inexistente”</text:p>
      <text:p text:style-name="Standard">2. O usuário informou o número do livro indisponível para empréstimo. Caso afirmativo,</text:p>
      <text:p text:style-name="Standard">o sistema exibe mensagem “Livro não disponível para empréstimo”</text:p>
      <text:p text:style-name="Standard"><text:soft-page-break/>3. O usuário informou o nome do livro errado ou inexistente. Caso afirmativo, o sistema</text:p>
      <text:p text:style-name="Standard">não recupera os dados e exibe mensagem “Livro não cadastrado ou inexistente”.</text:p>
      <text:p text:style-name="Standard">4. O usuário informou um número de matrícula com livros com pendência de entrega.</text:p>
      <text:p text:style-name="Standard">Caso afirmativo, o sistema exibe mensagem “Empréstimo não autorizado, efetuar a</text:p>
      <text:p text:style-name="Standard">devolução para após poder emprestar novos livros”</text:p>
      <text:p text:style-name="Standard">5. O usuário informou um número de livro que já se encontra em processo de</text:p>
      <text:p text:style-name="Standard">empréstimo. Caso afirmativo, o sistema exibe mensagem “Livro já se encontra em</text:p>
      <text:p text:style-name="Standard">processo de empréstimo”.</text:p>
      <text:p text:style-name="Standard">6. O usuário informou tentou emprestar mais do que 4 exemplares de livros. Caso</text:p>
      <text:p text:style-name="Standard">afirmativo, o sistema exibe mensagem “O número máximo de empréstimos é 4 livros”</text:p>
      <text:p text:style-name="Standard"/>
      <text:p text:style-name="P1"/>
      <text:p text:style-name="P4">Devolver Livros</text:p>
      <text:p text:style-name="P1"/>
      <text:p text:style-name="P2">Usuário: Secretária do Escritório de Advocacia</text:p>
      <text:p text:style-name="P1">Objetivo: Permitir a devolução <text:s/>de livros</text:p>
      <text:p text:style-name="P1"/>
      <text:p text:style-name="P2">Cenário Principal</text:p>
      <text:p text:style-name="P2"/>
      <text:p text:style-name="P2">1. O sistema exibe o formulário <text:span text:style-name="T1">Devolver</text:span> Livros contendo os seguintes dados:</text:p>
      <text:p text:style-name="P2">1.1. Matrícula (campo de edição e obrigatório)</text:p>
      <text:p text:style-name="P2">1.2. Botão Pesquisar</text:p>
      <text:p text:style-name="P2">1.3. No OAB (campo de exibição e opcional)</text:p>
      <text:p text:style-name="P2">1.4. Nome (campo de exibição e obrigatório)</text:p>
      <text:p text:style-name="P2">1.5. Número do livro (campo de edição e obrigatório)</text:p>
      <text:p text:style-name="P2">1.6. Botão Pesquisar</text:p>
      <text:p text:style-name="P2">1.7. Nome (Campo de exibição)</text:p>
      <text:p text:style-name="P2">1.8. <text:span text:style-name="T2">Número (campo de exibição)</text:span></text:p>
      <text:p text:style-name="P2">1.9. <text:span text:style-name="T2">Nome (campo de exibição)</text:span></text:p>
      <text:p text:style-name="P2">1.10. <text:span text:style-name="T2">Situação (campo de exibição)</text:span></text:p>
      <text:p text:style-name="P3">1.11. Ação Devolver</text:p>
      <text:p text:style-name="P3">1.12 Ação Renovar empréstimo</text:p>
      <text:p text:style-name="P3">1.13 Botão Salvar</text:p>
      <text:p text:style-name="P3">1.14 Botão Cancelar</text:p>
      <text:p text:style-name="P2"/>
      <text:p text:style-name="P3">2. O usuário informa a Matrícula do funcionário</text:p>
      <text:p text:style-name="P3">3. O sistema recupera e exibe o número OAB e o Nome do Funcionário</text:p>
      <text:p text:style-name="P3">4. O sistema recupera e exibe os dados dos livros emprestados (número, nome do livro, situação).</text:p>
      <text:p text:style-name="P3">5. O usuário informa o número do livro</text:p>
      <text:p text:style-name="P3">6. O sistema recupera e exibe o nome do livro e marca o livro para devolução (ação Devolver)</text:p>
      <text:p text:style-name="P3">7. O usuário pressiona o botão Salvar</text:p>
      <text:p text:style-name="P3">8. O sistema efetiva a devolução do livro</text:p>
      <text:p text:style-name="P2"/>
      <text:p text:style-name="P2">Cenário Alternativo</text:p>
      <text:p text:style-name="P2"/>
      <text:p text:style-name="P2">1. O usuário informou um número de matrícula errado ou inexistente. Caso afirmativo, o</text:p>
      <text:p text:style-name="P2">sistema não recupera os dados e exibe mensagem “Usuário não cadastrado ou</text:p>
      <text:p text:style-name="P2">Inexistente”</text:p>
      <text:p text:style-name="P3">2. o usuário informou um número de livro que não se encontra emprestado para este usuário. Caso afirmativo, o sistema exibe mensagem “Livro não emprestado para este funcionário”</text:p>
      <text:p text:style-name="P2"><text:span text:style-name="T3">3</text:span>. <text:span text:style-name="T3">O usuário informou um número de livro errado ou inexistente. Caso afirmativo, o sistema não recupera os dados e exibe mensagem “Livro não cadastrado ou inexistente”.</text:span></text:p>
      <text:p text:style-name="P2"><text:span text:style-name="T3">4</text:span>. <text:span text:style-name="T3">O usuário informou um número de matrícula de funcionário com livros com Prazo de empréstimo vencido. Caso afirmativo, o sistema exibe mensagem no capo situação “Prazo de empréstimo vencido e permite a renovação do empréstimo”</text:span>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3T19:46:47.643710438</meta:creation-date>
    <dc:date>2020-11-13T20:20:56.258493616</dc:date>
    <meta:editing-duration>PT5M14S</meta:editing-duration>
    <meta:editing-cycles>1</meta:editing-cycles>
    <meta:document-statistic meta:table-count="0" meta:image-count="0" meta:object-count="0" meta:page-count="3" meta:paragraph-count="94" meta:word-count="657" meta:character-count="3945" meta:non-whitespace-character-count="3381"/>
    <meta:generator>LibreOffice/6.4.6.2$Linux_X86_64 LibreOffice_project/40$Build-2</meta:generator>
  </office:meta>
</office:document-meta>
</file>